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7435A690E9212A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/>
    </style:style>
    <style:style style:name="P3" style:family="paragraph">
      <style:paragraph-properties fo:text-align="center">
        <style:tab-stops/>
      </style:paragraph-properties>
      <style:text-properties fo:color="#000000"/>
    </style:style>
    <style:style style:name="P4" style:family="paragraph">
      <loext:graphic-properties draw:fill="none" draw:fill-color="#ffffff"/>
      <style:paragraph-properties fo:text-align="center">
        <style:tab-stops/>
      </style:paragraph-properties>
      <style:text-properties fo:color="#000000"/>
    </style:style>
    <style:style style:name="T1" style:family="text">
      <style:text-properties fo:color="#ffffff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background" svg:width="7.999cm" svg:height="5.998cm" svg:x="-0.003cm" svg:y="-0.003cm">
          <draw:image xlink:href="Pictures/1000000000000140000000F07435A690E9212A8A.png" xlink:type="simple" xlink:show="embed" xlink:actuate="onLoad">
            <text:p/>
          </draw:image>
        </draw:frame>
        <draw:frame draw:style-name="gr2" draw:text-style-name="P2" draw:layer="digits" svg:width="1cm" svg:height="1cm" svg:x="0cm" svg:y="5cm">
          <draw:text-box>
            <text:p><text:span text:style-name="T1">0</text:span></text:p>
          </draw:text-box>
        </draw:frame>
        <draw:frame draw:style-name="gr2" draw:text-style-name="P2" draw:layer="digits" svg:width="1cm" svg:height="1cm" svg:x="1cm" svg:y="5cm">
          <draw:text-box>
            <text:p><text:span text:style-name="T1">3</text:span></text:p>
          </draw:text-box>
        </draw:frame>
        <draw:frame draw:style-name="gr2" draw:text-style-name="P2" draw:layer="digits" svg:width="1cm" svg:height="1cm" svg:x="2cm" svg:y="5cm">
          <draw:text-box>
            <text:p><text:span text:style-name="T1">6</text:span></text:p>
          </draw:text-box>
        </draw:frame>
        <draw:frame draw:style-name="gr2" draw:text-style-name="P2" draw:layer="digits" svg:width="1cm" svg:height="1cm" svg:x="0cm" svg:y="4cm">
          <draw:text-box>
            <text:p><text:span text:style-name="T1">3</text:span></text:p>
          </draw:text-box>
        </draw:frame>
        <draw:frame draw:style-name="gr2" draw:text-style-name="P2" draw:layer="digits" svg:width="1cm" svg:height="1cm" svg:x="1cm" svg:y="4cm">
          <draw:text-box>
            <text:p><text:span text:style-name="T1">4</text:span></text:p>
          </draw:text-box>
        </draw:frame>
        <draw:frame draw:style-name="gr2" draw:text-style-name="P2" draw:layer="digits" svg:width="1cm" svg:height="1cm" svg:x="2cm" svg:y="4cm">
          <draw:text-box>
            <text:p><text:span text:style-name="T1">7</text:span></text:p>
          </draw:text-box>
        </draw:frame>
        <draw:frame draw:style-name="gr2" draw:text-style-name="P2" draw:layer="digits" svg:width="1cm" svg:height="1cm" svg:x="0cm" svg:y="3cm">
          <draw:text-box>
            <text:p><text:span text:style-name="T1">6</text:span></text:p>
          </draw:text-box>
        </draw:frame>
        <draw:frame draw:style-name="gr2" draw:text-style-name="P2" draw:layer="digits" svg:width="1cm" svg:height="1cm" svg:x="1cm" svg:y="3cm">
          <draw:text-box>
            <text:p><text:span text:style-name="T1">7</text:span></text:p>
          </draw:text-box>
        </draw:frame>
        <draw:frame draw:style-name="gr2" draw:text-style-name="P2" draw:layer="digits" svg:width="1cm" svg:height="1cm" svg:x="2cm" svg:y="3cm">
          <draw:text-box>
            <text:p><text:span text:style-name="T1">8</text:span></text:p>
          </draw:text-box>
        </draw:frame>
        <draw:frame draw:style-name="gr2" draw:text-style-name="P2" draw:layer="digits" svg:width="1cm" svg:height="1cm" svg:x="0cm" svg:y="2cm">
          <draw:text-box>
            <text:p><text:span text:style-name="T1">9</text:span></text:p>
          </draw:text-box>
        </draw:frame>
        <draw:frame draw:style-name="gr2" draw:text-style-name="P2" draw:layer="digits" svg:width="1cm" svg:height="1cm" svg:x="3cm" svg:y="5cm">
          <draw:text-box>
            <text:p><text:span text:style-name="T1">9</text:span></text:p>
          </draw:text-box>
        </draw:frame>
        <draw:frame draw:style-name="gr2" draw:text-style-name="P4" draw:layer="digits" svg:width="1.4cm" svg:height="1cm" svg:x="-0.2cm" svg:y="0cm">
          <draw:text-box>
            <text:p text:style-name="P3"><text:span text:style-name="T2">15</text:span></text:p>
          </draw:text-box>
        </draw:frame>
        <draw:frame draw:style-name="gr2" draw:text-style-name="P4" draw:layer="digits" svg:width="1.4cm" svg:height="1cm" svg:x="-0.2cm" svg:y="1cm">
          <draw:text-box>
            <text:p text:style-name="P3"><text:span text:style-name="T2">12</text:span></text:p>
          </draw:text-box>
        </draw:frame>
        <draw:frame draw:style-name="gr2" draw:text-style-name="P4" draw:layer="digits" svg:width="1.4cm" svg:height="1cm" svg:x="3.8cm" svg:y="5cm">
          <draw:text-box>
            <text:p text:style-name="P3"><text:span text:style-name="T2">12</text:span></text:p>
          </draw:text-box>
        </draw:frame>
        <draw:frame draw:style-name="gr2" draw:text-style-name="P4" draw:layer="digits" svg:width="1.4cm" svg:height="1cm" svg:x="4.8cm" svg:y="5cm">
          <draw:text-box>
            <text:p text:style-name="P3"><text:span text:style-name="T2">15</text:span></text:p>
          </draw:text-box>
        </draw:frame>
        <draw:frame draw:style-name="gr2" draw:text-style-name="P4" draw:layer="digits" svg:width="1.4cm" svg:height="1cm" svg:x="5.8cm" svg:y="5cm">
          <draw:text-box>
            <text:p text:style-name="P3"><text:span text:style-name="T2">18</text:span></text:p>
          </draw:text-box>
        </draw:frame>
        <draw:frame draw:style-name="gr2" draw:text-style-name="P4" draw:layer="digits" svg:width="1.4cm" svg:height="1cm" svg:x="6.8cm" svg:y="5cm">
          <draw:text-box>
            <text:p text:style-name="P3"><text:span text:style-name="T2">21</text:span></text:p>
          </draw:text-box>
        </draw:frame>
        <draw:frame draw:style-name="gr2" draw:text-style-name="P4" draw:layer="digits" svg:width="1.4cm" svg:height="1cm" svg:x="2.8cm" svg:y="4cm">
          <draw:text-box>
            <text:p text:style-name="P3"><text:span text:style-name="T2">10</text:span></text:p>
          </draw:text-box>
        </draw:frame>
        <draw:frame draw:style-name="gr2" draw:text-style-name="P4" draw:layer="digits" svg:width="1.4cm" svg:height="1cm" svg:x="3.8cm" svg:y="4cm">
          <draw:text-box>
            <text:p text:style-name="P3"><text:span text:style-name="T2">13</text:span></text:p>
          </draw:text-box>
        </draw:frame>
        <draw:frame draw:style-name="gr2" draw:text-style-name="P4" draw:layer="digits" svg:width="1.4cm" svg:height="1cm" svg:x="4.8cm" svg:y="4cm">
          <draw:text-box>
            <text:p text:style-name="P3"><text:span text:style-name="T2">16</text:span></text:p>
          </draw:text-box>
        </draw:frame>
        <draw:frame draw:style-name="gr2" draw:text-style-name="P4" draw:layer="digits" svg:width="1.4cm" svg:height="1cm" svg:x="5.8cm" svg:y="4cm">
          <draw:text-box>
            <text:p text:style-name="P3"><text:span text:style-name="T2">19</text:span></text:p>
          </draw:text-box>
        </draw:frame>
        <draw:frame draw:style-name="gr2" draw:text-style-name="P4" draw:layer="digits" svg:width="1.4cm" svg:height="1cm" svg:x="6.8cm" svg:y="4cm">
          <draw:text-box>
            <text:p text:style-name="P3"><text:span text:style-name="T2">22</text:span></text:p>
          </draw:text-box>
        </draw:frame>
        <draw:frame draw:style-name="gr2" draw:text-style-name="P4" draw:layer="digits" svg:width="1.4cm" svg:height="1cm" svg:x="2.8cm" svg:y="3cm">
          <draw:text-box>
            <text:p text:style-name="P3"><text:span text:style-name="T2">11</text:span></text:p>
          </draw:text-box>
        </draw:frame>
        <draw:frame draw:style-name="gr2" draw:text-style-name="P4" draw:layer="digits" svg:width="1.4cm" svg:height="1cm" svg:x="3.8cm" svg:y="3cm">
          <draw:text-box>
            <text:p text:style-name="P3"><text:span text:style-name="T2">14</text:span></text:p>
          </draw:text-box>
        </draw:frame>
        <draw:frame draw:style-name="gr2" draw:text-style-name="P4" draw:layer="digits" svg:width="1.4cm" svg:height="1cm" svg:x="4.8cm" svg:y="3cm">
          <draw:text-box>
            <text:p text:style-name="P3"><text:span text:style-name="T2">17</text:span></text:p>
          </draw:text-box>
        </draw:frame>
        <draw:frame draw:style-name="gr2" draw:text-style-name="P4" draw:layer="digits" svg:width="1.4cm" svg:height="1cm" svg:x="5.8cm" svg:y="3cm">
          <draw:text-box>
            <text:p text:style-name="P3"><text:span text:style-name="T2">20</text:span></text:p>
          </draw:text-box>
        </draw:frame>
        <draw:frame draw:style-name="gr2" draw:text-style-name="P4" draw:layer="digits" svg:width="1.4cm" svg:height="1cm" svg:x="6.8cm" svg:y="3cm">
          <draw:text-box>
            <text:p text:style-name="P3"><text:span text:style-name="T2">23</text:span></text:p>
          </draw:text-box>
        </draw:frame>
        <draw:frame draw:style-name="gr2" draw:text-style-name="P4" draw:layer="digits" svg:width="1.4cm" svg:height="1cm" svg:x="2.8cm" svg:y="2cm">
          <draw:text-box>
            <text:p text:style-name="P3"><text:span text:style-name="T2">12</text:span></text:p>
          </draw:text-box>
        </draw:frame>
        <draw:frame draw:style-name="gr2" draw:text-style-name="P4" draw:layer="digits" svg:width="1.4cm" svg:height="1cm" svg:x="3.8cm" svg:y="2cm">
          <draw:text-box>
            <text:p text:style-name="P3"><text:span text:style-name="T2">15</text:span></text:p>
          </draw:text-box>
        </draw:frame>
        <draw:frame draw:style-name="gr2" draw:text-style-name="P4" draw:layer="digits" svg:width="1.4cm" svg:height="1cm" svg:x="4.8cm" svg:y="2cm">
          <draw:text-box>
            <text:p text:style-name="P3"><text:span text:style-name="T2">18</text:span></text:p>
          </draw:text-box>
        </draw:frame>
        <draw:frame draw:style-name="gr2" draw:text-style-name="P4" draw:layer="digits" svg:width="1.4cm" svg:height="1cm" svg:x="5.8cm" svg:y="2cm">
          <draw:text-box>
            <text:p text:style-name="P3"><text:span text:style-name="T2">21</text:span></text:p>
          </draw:text-box>
        </draw:frame>
        <draw:frame draw:style-name="gr2" draw:text-style-name="P4" draw:layer="digits" svg:width="1.4cm" svg:height="1cm" svg:x="6.8cm" svg:y="2cm">
          <draw:text-box>
            <text:p text:style-name="P3"><text:span text:style-name="T2">24</text:span></text:p>
          </draw:text-box>
        </draw:frame>
        <draw:frame draw:style-name="gr2" draw:text-style-name="P4" draw:layer="digits" svg:width="1.4cm" svg:height="1cm" svg:x="1.8cm" svg:y="2cm">
          <draw:text-box>
            <text:p text:style-name="P3"><text:span text:style-name="T2">11</text:span></text:p>
          </draw:text-box>
        </draw:frame>
        <draw:frame draw:style-name="gr2" draw:text-style-name="P4" draw:layer="digits" svg:width="1.4cm" svg:height="1cm" svg:x="0.8cm" svg:y="2cm">
          <draw:text-box>
            <text:p text:style-name="P3"><text:span text:style-name="T2">10</text:span></text:p>
          </draw:text-box>
        </draw:frame>
        <draw:frame draw:style-name="gr2" draw:text-style-name="P4" draw:layer="digits" svg:width="1.4cm" svg:height="1cm" svg:x="3.8cm" svg:y="1cm">
          <draw:text-box>
            <text:p text:style-name="P3"><text:span text:style-name="T2">16</text:span></text:p>
          </draw:text-box>
        </draw:frame>
        <draw:frame draw:style-name="gr2" draw:text-style-name="P4" draw:layer="digits" svg:width="1.4cm" svg:height="1cm" svg:x="4.8cm" svg:y="1cm">
          <draw:text-box>
            <text:p text:style-name="P3"><text:span text:style-name="T2">19</text:span></text:p>
          </draw:text-box>
        </draw:frame>
        <draw:frame draw:style-name="gr2" draw:text-style-name="P4" draw:layer="digits" svg:width="1.4cm" svg:height="1cm" svg:x="5.8cm" svg:y="1cm">
          <draw:text-box>
            <text:p text:style-name="P3"><text:span text:style-name="T2">22</text:span></text:p>
          </draw:text-box>
        </draw:frame>
        <draw:frame draw:style-name="gr2" draw:text-style-name="P4" draw:layer="digits" svg:width="1.4cm" svg:height="1cm" svg:x="6.8cm" svg:y="1cm">
          <draw:text-box>
            <text:p text:style-name="P3"><text:span text:style-name="T2">26</text:span></text:p>
          </draw:text-box>
        </draw:frame>
        <draw:frame draw:style-name="gr2" draw:text-style-name="P4" draw:layer="digits" svg:width="1.4cm" svg:height="1cm" svg:x="6.8cm" svg:y="0cm">
          <draw:text-box>
            <text:p text:style-name="P3"><text:span text:style-name="T2">26</text:span></text:p>
          </draw:text-box>
        </draw:frame>
        <draw:frame draw:style-name="gr2" draw:text-style-name="P4" draw:layer="digits" svg:width="1.4cm" svg:height="1cm" svg:x="4.8cm" svg:y="0cm">
          <draw:text-box>
            <text:p text:style-name="P3"><text:span text:style-name="T2">20</text:span></text:p>
          </draw:text-box>
        </draw:frame>
        <draw:frame draw:style-name="gr2" draw:text-style-name="P4" draw:layer="digits" svg:width="1.4cm" svg:height="1cm" svg:x="5.8cm" svg:y="0cm">
          <draw:text-box>
            <text:p text:style-name="P3"><text:span text:style-name="T2">23</text:span></text:p>
          </draw:text-box>
        </draw:frame>
        <draw:frame draw:style-name="gr2" draw:text-style-name="P4" draw:layer="digits" svg:width="1.4cm" svg:height="1cm" svg:x="2.8cm" svg:y="1cm">
          <draw:text-box>
            <text:p text:style-name="P3"><text:span text:style-name="T2">15</text:span></text:p>
          </draw:text-box>
        </draw:frame>
        <draw:frame draw:style-name="gr2" draw:text-style-name="P4" draw:layer="digits" svg:width="1.4cm" svg:height="1cm" svg:x="1.8cm" svg:y="1cm">
          <draw:text-box>
            <text:p text:style-name="P3"><text:span text:style-name="T2">14</text:span></text:p>
          </draw:text-box>
        </draw:frame>
        <draw:frame draw:style-name="gr2" draw:text-style-name="P4" draw:layer="digits" svg:width="1.4cm" svg:height="1cm" svg:x="0.8cm" svg:y="1cm">
          <draw:text-box>
            <text:p text:style-name="P3"><text:span text:style-name="T2">13</text:span></text:p>
          </draw:text-box>
        </draw:frame>
        <draw:frame draw:style-name="gr2" draw:text-style-name="P4" draw:layer="digits" svg:width="1.4cm" svg:height="1cm" svg:x="3.8cm" svg:y="0cm">
          <draw:text-box>
            <text:p text:style-name="P3"><text:span text:style-name="T2">19</text:span></text:p>
          </draw:text-box>
        </draw:frame>
        <draw:frame draw:style-name="gr2" draw:text-style-name="P4" draw:layer="digits" svg:width="1.4cm" svg:height="1cm" svg:x="2.8cm" svg:y="0cm">
          <draw:text-box>
            <text:p text:style-name="P3"><text:span text:style-name="T2">18</text:span></text:p>
          </draw:text-box>
        </draw:frame>
        <draw:frame draw:style-name="gr2" draw:text-style-name="P4" draw:layer="digits" svg:width="1.4cm" svg:height="1cm" svg:x="1.8cm" svg:y="0cm">
          <draw:text-box>
            <text:p text:style-name="P3"><text:span text:style-name="T2">17</text:span></text:p>
          </draw:text-box>
        </draw:frame>
        <draw:frame draw:style-name="gr2" draw:text-style-name="P4" draw:layer="digits" svg:width="1.4cm" svg:height="1cm" svg:x="0.8cm" svg:y="0cm">
          <draw:text-box>
            <text:p text:style-name="P3"><text:span text:style-name="T2">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igits"/>
      <draw:layer draw:name="background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4:49:14.963000000</meta:creation-date>
    <dc:date>2017-08-03T15:25:01.542000000</dc:date>
    <meta:editing-duration>PT34M29S</meta:editing-duration>
    <meta:editing-cycles>6</meta:editing-cycles>
    <meta:generator>LibreOffice/5.1.5.2$Windows_x86 LibreOffice_project/7a864d8825610a8c07cfc3bc01dd4fce6a9447e5</meta:generator>
    <meta:document-statistic meta:object-count="49"/>
  </office:meta>
</office:document-meta>
</file>